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000080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47ff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gr14" style:family="graphic" style:parent-style-name="objectwithoutfill">
      <style:graphic-properties draw:stroke="dash" draw:stroke-dash="Ultrafine_20_Dashed" svg:stroke-width="0.05cm" svg:stroke-color="#000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draw:fill="none" fo:min-height="0.434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tyle="italic" style:font-style-asian="italic" style:font-style-complex="italic"/>
    </style:style>
    <style:style style:name="P3" style:family="paragraph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P4" style:family="paragraph">
      <style:text-properties fo:color="#0047ff" fo:font-family="'Liberation Serif'" style:font-family-generic="roman" style:font-pitch="variable" fo:font-style="italic" style:font-style-asian="italic" style:font-style-complex="italic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2" style:family="text">
      <style:text-properties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3" style:family="text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T4" style:family="text">
      <style:text-properties fo:color="#000080" style:text-position="25% 70%" fo:font-family="'Liberation Serif'" style:font-family-generic="roman" style:font-pitch="variable" fo:font-style="italic" style:font-style-asian="italic" style:font-style-complex="italic"/>
    </style:style>
    <style:style style:name="T5" style:family="text">
      <style:text-properties fo:color="#000080"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6" style:family="text">
      <style:text-properties fo:color="#000080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7" style:family="text">
      <style:text-properties fo:color="#000080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47ff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9" style:family="text">
      <style:text-properties fo:color="#0047ff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6.1cm" svg:x="3.7cm" svg:y="0.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1.3cm" svg:height="3.5cm" svg:x="8.5cm" svg:y="1.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1" draw:layer="layout" svg:width="3.4cm" svg:height="6.1cm" svg:x="5cm" svg:y="0.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draw:layer="layout" svg:width="4.6cm" svg:height="2.1cm" svg:x="9.9cm" svg:y="2.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draw:layer="layout" svg:width="2.4cm" svg:height="5.6cm" svg:x="1.3cm" svg:y="0.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5" draw:text-style-name="P1" draw:layer="layout" svg:x1="13.5cm" svg:y1="3.241cm" svg:x2="11.3cm" svg:y2="3.241cm">
          <text:p/>
        </draw:line>
        <draw:custom-shape draw:style-name="gr6" draw:text-style-name="P1" draw:layer="layout" svg:width="0.154cm" svg:height="0.2cm" svg:x="11.192cm" svg:y="3.1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6.105cm" svg:height="0.616cm" draw:transform="rotate (-0.133866753627966) translate (4.8cm 1.9cm)" svg:viewBox="0 0 6106 617" svg:d="m6106 388c-7 5-1783 416-3917 124-306-41-1922-443-2189-512">
          <text:p/>
        </draw:path>
        <draw:path draw:style-name="gr8" draw:text-style-name="P1" draw:layer="layout" svg:width="8.745cm" svg:height="0.97cm" draw:transform="rotate (0.204378055408536) translate (2.6997500927622cm 4.90005179879024cm)" svg:viewBox="0 0 8746 971" svg:d="m8746 179c0 0-3091 792-4556 792-1326-1-4190-971-4190-971">
          <text:p/>
        </draw:path>
        <draw:frame draw:style-name="gr9" draw:text-style-name="P2" draw:layer="layout" svg:width="1.136cm" svg:height="0.954cm" svg:x="12.464cm" svg:y="2.4cm">
          <draw:text-box>
            <text:p><text:span text:style-name="T1">B</text:span><text:span text:style-name="T2">0</text:span></text:p>
          </draw:text-box>
        </draw:frame>
        <draw:frame draw:style-name="gr10" draw:text-style-name="P3" draw:layer="layout" svg:width="1.5cm" svg:height="0.954cm" svg:x="10.6cm" svg:y="2.3cm">
          <draw:text-box>
            <text:p><text:span text:style-name="T3">K</text:span><text:span text:style-name="T4">* </text:span><text:span text:style-name="T5">0</text:span></text:p>
          </draw:text-box>
        </draw:frame>
        <draw:frame draw:style-name="gr11" draw:text-style-name="P3" draw:layer="layout" svg:width="1.274cm" svg:height="0.954cm" svg:x="7.3cm" svg:y="0.546cm">
          <draw:text-box>
            <text:p><text:span text:style-name="T3">K</text:span><text:span text:style-name="T4">+</text:span></text:p>
          </draw:text-box>
        </draw:frame>
        <draw:frame draw:style-name="gr12" draw:text-style-name="P3" draw:layer="layout" svg:width="1.144cm" svg:height="1.144cm" svg:x="6.5cm" svg:y="1.856cm">
          <draw:text-box>
            <text:p><text:span text:style-name="T6">π</text:span><text:span text:style-name="T7">+</text:span></text:p>
          </draw:text-box>
        </draw:frame>
        <draw:frame draw:style-name="gr13" draw:text-style-name="P4" draw:layer="layout" svg:width="1.225cm" svg:height="1.144cm" svg:x="2.3cm" svg:y="5cm">
          <draw:text-box>
            <text:p><text:span text:style-name="T8">μ </text:span><text:span text:style-name="T9">-</text:span></text:p>
          </draw:text-box>
        </draw:frame>
        <draw:frame draw:style-name="gr12" draw:text-style-name="P4" draw:layer="layout" svg:width="1.424cm" svg:height="1.144cm" svg:x="2.2cm" svg:y="2.9cm">
          <draw:text-box>
            <text:p><text:span text:style-name="T8">μ</text:span><text:span text:style-name="T9">+</text:span></text:p>
          </draw:text-box>
        </draw:frame>
        <draw:line draw:style-name="gr14" draw:text-style-name="P1" draw:layer="layout" svg:x1="11.3cm" svg:y1="3.3cm" svg:x2="10.8cm" svg:y2="3.1cm">
          <text:p/>
        </draw:line>
        <draw:path draw:style-name="gr7" draw:text-style-name="P1" draw:layer="layout" svg:width="6.748cm" svg:height="1.043cm" draw:transform="rotate (-0.367217274619607) translate (4.67465875890112cm 0.22740729683023cm)" svg:viewBox="0 0 6749 1044" svg:d="m6749 484-2613-388c-1267-258-2118 65-2901 259-253 63-934 357-1235 689">
          <text:p/>
        </draw:path>
        <draw:path draw:style-name="gr8" draw:text-style-name="P1" draw:layer="layout" svg:width="9.618cm" svg:height="0.894cm" draw:transform="rotate (0.0244346095279206) translate (1.57826514525982cm 3.30562092482493cm)" svg:viewBox="0 0 9619 895" svg:d="m9619 229c0 0-3896-229-5296-229-1333 0-4323 895-4323 895">
          <text:p/>
        </draw:path>
        <draw:frame draw:style-name="gr15" draw:text-style-name="P5" draw:layer="layout" svg:width="2.6cm" svg:height="1.115cm" svg:x="1.4cm" svg:y="1.385cm">
          <draw:text-box>
            <text:p><text:span text:style-name="T10">Muon detectors</text:span></text:p>
          </draw:text-box>
        </draw:frame>
        <draw:frame draw:style-name="gr16" draw:text-style-name="P5" draw:layer="layout" svg:width="3.19cm" svg:height="0.684cm" svg:x="5.01cm" svg:y="5.9cm">
          <draw:text-box>
            <text:p><text:span text:style-name="T10">Magnet</text:span></text:p>
          </draw:text-box>
        </draw:frame>
        <draw:frame draw:style-name="gr16" draw:text-style-name="P5" draw:layer="layout" svg:width="3.19cm" svg:height="0.684cm" svg:x="11.3cm" svg:y="3.716cm">
          <draw:text-box>
            <text:p><text:span text:style-name="T10">Vertex LOcator</text:span></text:p>
          </draw:text-box>
        </draw:frame>
        <draw:frame draw:style-name="gr16" draw:text-style-name="P5" draw:layer="layout" svg:width="2.69cm" svg:height="1.115cm" svg:x="8.4cm" svg:y="0.5cm">
          <draw:text-box>
            <text:p><text:span text:style-name="T10">Cherenkov radiator</text:span></text:p>
          </draw:text-box>
        </draw:frame>
        <draw:custom-shape draw:style-name="gr17" draw:text-style-name="P1" draw:layer="layout" svg:width="0.154cm" svg:height="0.2cm" svg:x="11.192cm" svg:y="3.1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4cm" svg:height="0.2cm" svg:x="13.392cm" svg:y="3.1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Cunliffe</meta:initial-creator>
    <meta:creation-date>2014-03-11T16:22:46</meta:creation-date>
    <dc:date>2014-06-22T15:00:17</dc:date>
    <dc:creator>Samuel Cunliffe</dc:creator>
    <meta:editing-duration>PT57S</meta:editing-duration>
    <meta:editing-cycles>2</meta:editing-cycles>
    <meta:generator>LibreOffice/4.0.4.2$Linux_X86_64 LibreOffice_project/400m0$Build-2</meta:generator>
    <meta:document-statistic meta:object-count="24"/>
  </office:meta>
</office:document-meta>
</file>